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T148" style:parent-style-name="Fuentedepárrafopredeter." style:family="text">
      <style:text-properties style:font-name="Liberation SerifLiberation Seri" style:language-asian="es" style:country-asian="ES" style:language-complex="ar" style:country-complex="SA"/>
    </style:style>
    <style:style style:name="T149" style:parent-style-name="Fuentedepárrafopredeter." style:family="text">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52"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6"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6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6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Standard"><text:span text:style-name="T148">-<text:s/></text:span><text:span text:style-name="T149">Impuesta la condición para rellenar una línea aparte de la condición de 2/3 veces el ancho y que haya menos parejas formadas que bandas a detectar.</text:span></text:p>
      <text:p text:style-name="P150"/>
      <text:p text:style-name="P151"/>
      <text:p text:style-name="Standard"><text:span text:style-name="T152">PROBAR A HACER HOUGH A PARTES DE <text:s/>LA IMAGEN, POR EJEMPLO HACER CUATRO HOUGHs, CALCULANDO HOUGH SOLO DE UN CUARTO DE LA IMAGEN</text:span></text:p>
      <text:p text:style-name="P153"/>
      <text:p text:style-name="P154">MIRAR LO DE AÑADIR LOS 20 PÍXELES POR ARRIBA Y POR ABAJO, REVISAR QUE SOLO SE HAGA EN LAS PAREJAS DIRECTAMENTE DETECTADAS Y QUE TAMBIÉN SE USE LOS DATOS DE LAS PAREJAS SIN ESE ENSANCHE PARA HACER LOS CÁLCULOS</text:p>
      <text:p text:style-name="P155"/>
      <text:p text:style-name="P156">SE DEBE DE HACER UN ALGORITMO ITERATIVO DE TAL MANERA QUE SI POR EJEMPLO FORMAMOS UNA PAREJA EN LOS PRODUCTOS, EL ALGORITMO RECONOZCA DE ALGUNA MANERA QUE ESA PAREJA ESTÁ MAL PARA DESECHARLA Y BUSCAR OTRA</text:p>
      <text:p text:style-name="P157"/>
      <text:p text:style-name="P158">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text:s/><text:soft-page-break/>CON LA MITAD SUPERIOR DE LA BANDA AL UNIR LA LÍNEA QUE DELIMITA POR ARRIBA CON LA LÍNEA QUE ESTÁ EN MITAD DE LA BANDA.</text:p>
      <text:p text:style-name="P159"/>
      <text:p text:style-name="P160">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61"/>
      <text:p text:style-name="P162">MIRAR CÓMO HACER EL RELLENO DE LÍNEAS SUELTAS HACIA EL LADO CORRECTO</text:p>
      <text:p text:style-name="P163"/>
      <text:p text:style-name="P164">MIRAR SI EN VEZ DE CREAR LAS BANDAS HORIZONTALES SOLO USANDO LAS ALTURAS, USAR MEJOR LAS LÍNEAS DETECTADAS CON SU INCLINACIÓN INCLUÍDA (SI LA TIENEN)</text:p>
      <text:p text:style-name="P165"/>
      <text:p text:style-name="P166">EN VEZ DE HACER UN CÓDIGO TAN LARGO, HACER FUNCIONES E IMPORTARLAS COMO EN AMPLI DE ROBÓTICA</text:p>
      <text:p text:style-name="P167"/>
      <text:p text:style-name="Standard"><text:span text:style-name="T168">pip install opencv-contrib-python</text:span></text:p>
      <text:p text:style-name="Standard"/>
      <text:p text:style-name="Standard"/>
      <text:p text:style-name="Standard"/>
      <text:p text:style-name="P16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09T13:49:00Z</dc:date>
    <meta:template xlink:href="Normal.dotm" xlink:type="simple"/>
    <meta:editing-cycles>130</meta:editing-cycles>
    <meta:editing-duration>PT357600S</meta:editing-duration>
    <meta:document-statistic meta:page-count="8" meta:paragraph-count="40" meta:word-count="3138" meta:character-count="20363" meta:row-count="143" meta:non-whitespace-character-count="17265"/>
  </office:meta>
</office:document-meta>
</file>